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>Rendimiento óptimo 2</text:span></text:span></text:p>
      <text:p text:style-name="Normal">Recuperando el ejercicio anterior donde representábamos la precisión obtenida con cada ajuste de vecindad, haz las modificaciones necesarias para poder representar de forma gráfica los parámetros de: Exactitud, Precisión, Recall y f1 de cada ajuste de vecindad.</text:p>
      <text:p text:style-name="Normal"/>
      <text:p text:style-name="Normal">for i in range (1,10):</text:p>
      <text:p text:style-name="Normal"/>
      <text:p text:style-name="Normal"><text:s text:c="4"/>knn = KNeighborsClassifier(n_neighbors=i)</text:p>
      <text:p text:style-name="Normal"><text:s text:c="4"/>knn.fit(X_train, y_train)</text:p>
      <text:p text:style-name="Normal"/>
      <text:p text:style-name="Normal"><text:s text:c="4"/># Realizamos predicción</text:p>
      <text:p text:style-name="Normal"/>
      <text:p text:style-name="Normal"><text:s text:c="4"/>prediction_test = knn.predict(X_test)</text:p>
      <text:p text:style-name="Normal"/>
      <text:p text:style-name="Normal"><text:s text:c="4"/># Exactitud de la clasificación</text:p>
      <text:p text:style-name="Normal"><text:s text:c="4"/>exact=round(accuracy_score(y_true=y_test, y_pred=prediction_test), 2)</text:p>
      <text:p text:style-name="Normal"><text:s text:c="4"/>print("Exactitud:", exact)</text:p>
      <text:p text:style-name="Normal"/>
      <text:p text:style-name="Normal"><text:s text:c="4"/># Precision de la clasificación</text:p>
      <text:p text:style-name="Normal"><text:s text:c="4"/>prec=round(precision_score(y_true=y_test, y_pred=prediction_test), 2)</text:p>
      <text:p text:style-name="Normal"><text:s text:c="4"/>print("Precision:", exact)</text:p>
      <text:p text:style-name="Normal"><text:s text:c="4"/></text:p>
      <text:p text:style-name="Normal"/>
      <text:p text:style-name="Normal"><text:s text:c="4"/># Recall de la clasificación</text:p>
      <text:p text:style-name="Normal"><text:s text:c="4"/>rec=round(recall_score(y_true=y_test, y_pred=prediction_test), 2)</text:p>
      <text:p text:style-name="Normal"><text:s text:c="4"/>print("Recall:", exact)</text:p>
      <text:p text:style-name="Normal"><text:s text:c="4"/></text:p>
      <text:p text:style-name="Normal"/>
      <text:p text:style-name="Normal"><text:s text:c="4"/># F1 de la clasificación</text:p>
      <text:p text:style-name="Normal"><text:s text:c="4"/>f=round(f1_score(y_true=y_test, y_pred=prediction_test), 2)</text:p>
      <text:p text:style-name="Normal"><text:s text:c="4"/>print("F1:", exact)</text:p>
      <text:p text:style-name="Normal"><text:s text:c="4"/></text:p>
      <text:p text:style-name="Normal"><text:s text:c="4"/>num.append(i)</text:p>
      <text:p text:style-name="Normal"><text:soft-page-break/><text:s text:c="4"/>exactitud.append(exact)</text:p>
      <text:p text:style-name="Normal"><text:s text:c="4"/>precision.append(prec)</text:p>
      <text:p text:style-name="Normal"><text:s text:c="4"/>recall.append(rec)</text:p>
      <text:p text:style-name="Normal"><text:s text:c="4"/>f1.append(f)</text:p>
      <text:p text:style-name="Normal"/>
      <text:p text:style-name="Normal">print(num,exactitud,precision,recall,f1)</text:p>
      <text:p text:style-name="Normal"/>
      <text:p text:style-name="Normal">fig, ax = plt.subplots()</text:p>
      <text:p text:style-name="Normal">ax.plot(num, exactitud, c='red')</text:p>
      <text:p text:style-name="Normal">ax.plot(num, precision, c='blue')</text:p>
      <text:p text:style-name="Normal">ax.plot(num, recall, c='green')</text:p>
      <text:p text:style-name="Normal">ax.plot(num, f1, c='orange'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2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2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title/>
    <dc:description/>
    <dc:subject/>
    <meta:initial-creator>Markel Belda Cano</meta:initial-creator>
    <meta:creation-date>2024-07-08T07:29:00Z</meta:creation-date>
    <dc:date>2024-07-09T12:27:32.100000000</dc:date>
    <meta:editing-cycles>8</meta:editing-cycles>
    <meta:editing-duration>PT9M8S</meta:editing-duration>
    <meta:document-statistic meta:table-count="0" meta:image-count="0" meta:object-count="0" meta:page-count="2" meta:paragraph-count="33" meta:word-count="118" meta:character-count="1271" meta:non-whitespace-character-count="1087"/>
    <meta:template xlink:type="simple" xlink:actuate="onRequest" xlink:title="" xlink:href="Normal.dotm"/>
  </office:meta>
</office:document-meta>
</file>